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Cousine" svg:font-family="Cousine" style:font-family-generic="modern" style:font-pitch="fixed"/>
    <style:font-face style:name="Noto Sans CJK JP Regular1" svg:font-family="'Noto Sans CJK JP Regular'" style:font-family-generic="modern" style:font-pitch="fixed"/>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center" style:justify-single-word="false"/>
      <style:text-properties fo:color="#808080" fo:font-size="14pt" fo:font-style="italic" fo:font-weight="normal" officeooo:rsid="000164a8" officeooo:paragraph-rsid="000164a8" style:font-size-asian="14pt" style:font-style-asian="italic" style:font-weight-asian="normal" style:font-size-complex="14pt" style:font-style-complex="italic" style:font-weight-complex="normal"/>
    </style:style>
    <style:style style:name="P2" style:family="paragraph" style:parent-style-name="Text_20_body">
      <style:paragraph-properties fo:text-align="start" style:justify-single-word="false"/>
      <style:text-properties fo:color="#000000" fo:font-size="11pt" fo:font-style="normal" fo:font-weight="normal" officeooo:rsid="000164a8" officeooo:paragraph-rsid="000164a8" style:font-size-asian="10.5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font-weight="normal" officeooo:rsid="000164a8" officeooo:paragraph-rsid="000164a8" style:font-weight-asian="normal" style:font-weight-complex="normal"/>
    </style:style>
    <style:style style:name="P4" style:family="paragraph" style:parent-style-name="Text_20_body">
      <style:paragraph-properties fo:text-align="justify" style:justify-single-word="false"/>
      <style:text-properties fo:font-weight="normal" officeooo:rsid="000164a8" officeooo:paragraph-rsid="0013d088" style:font-weight-asian="normal" style:font-weight-complex="normal"/>
    </style:style>
    <style:style style:name="P5" style:family="paragraph" style:parent-style-name="Text_20_body" style:list-style-name="L1">
      <style:text-properties officeooo:paragraph-rsid="001a3d52"/>
    </style:style>
    <style:style style:name="P6" style:family="paragraph" style:parent-style-name="Text_20_body" style:list-style-name="L1">
      <style:text-properties fo:font-weight="normal" officeooo:rsid="00042c9d" officeooo:paragraph-rsid="00042c9d" style:font-weight-asian="normal" style:font-weight-complex="normal"/>
    </style:style>
    <style:style style:name="P7" style:family="paragraph" style:parent-style-name="Text_20_body" style:list-style-name="L1">
      <style:text-properties fo:font-weight="normal" officeooo:rsid="0002d4ed" officeooo:paragraph-rsid="0002d4ed" style:font-weight-asian="normal" style:font-weight-complex="normal"/>
    </style:style>
    <style:style style:name="P8" style:family="paragraph" style:parent-style-name="Text_20_body" style:list-style-name="L1">
      <style:text-properties fo:font-weight="normal" officeooo:rsid="0007ab33" officeooo:paragraph-rsid="0007ab33" style:font-weight-asian="normal" style:font-weight-complex="normal"/>
    </style:style>
    <style:style style:name="P9" style:family="paragraph" style:parent-style-name="Text_20_body" style:list-style-name="L1">
      <style:text-properties fo:font-weight="normal" officeooo:rsid="000a9675" officeooo:paragraph-rsid="0012b620" style:font-weight-asian="normal" style:font-weight-complex="normal"/>
    </style:style>
    <style:style style:name="P10" style:family="paragraph" style:parent-style-name="Text_20_body" style:list-style-name="L1">
      <style:text-properties fo:font-weight="normal" officeooo:rsid="000a9675" officeooo:paragraph-rsid="0019979a" style:font-weight-asian="normal" style:font-weight-complex="normal"/>
    </style:style>
    <style:style style:name="P11" style:family="paragraph" style:parent-style-name="Text_20_body" style:list-style-name="L1">
      <style:text-properties fo:font-weight="normal" officeooo:rsid="000b2e95" officeooo:paragraph-rsid="000da4f4" style:font-weight-asian="normal" style:font-weight-complex="normal"/>
    </style:style>
    <style:style style:name="P12" style:family="paragraph" style:parent-style-name="Text_20_body" style:list-style-name="L1">
      <style:text-properties fo:font-weight="bold" officeooo:rsid="0002d4ed" officeooo:paragraph-rsid="0002d4ed" style:font-weight-asian="bold" style:font-weight-complex="bold"/>
    </style:style>
    <style:style style:name="P13" style:family="paragraph" style:parent-style-name="Text_20_body" style:list-style-name="L1">
      <style:text-properties style:font-name="Cousine" fo:font-weight="normal" officeooo:rsid="000a9675" officeooo:paragraph-rsid="0002d4ed" style:font-weight-asian="normal" style:font-weight-complex="normal"/>
    </style:style>
    <style:style style:name="P14" style:family="paragraph" style:parent-style-name="Heading_20_3">
      <style:text-properties fo:font-weight="normal" style:font-weight-asian="normal" style:font-weight-complex="normal"/>
    </style:style>
    <style:style style:name="T1" style:family="text">
      <style:text-properties fo:font-weight="normal" officeooo:rsid="001a3d52" style:font-weight-asian="normal" style:font-weight-complex="normal"/>
    </style:style>
    <style:style style:name="T2" style:family="text">
      <style:text-properties fo:font-weight="normal" officeooo:rsid="001ba4a9"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2d4ed" style:font-weight-asian="bold" style:font-weight-complex="bold"/>
    </style:style>
    <style:style style:name="T5" style:family="text">
      <style:text-properties officeooo:rsid="0013d088"/>
    </style:style>
    <style:style style:name="T6" style:family="text">
      <style:text-properties officeooo:rsid="00179492"/>
    </style:style>
    <style:style style:name="T7" style:family="text">
      <style:text-properties officeooo:rsid="0007ab33"/>
    </style:style>
    <style:style style:name="T8" style:family="text">
      <style:text-properties officeooo:rsid="0008d7c5"/>
    </style:style>
    <style:style style:name="T9" style:family="text">
      <style:text-properties officeooo:rsid="000f539a"/>
    </style:style>
    <style:style style:name="T10" style:family="text">
      <style:text-properties officeooo:rsid="000c69e0"/>
    </style:style>
    <style:style style:name="T11" style:family="text">
      <style:text-properties style:font-name="Cousine" officeooo:rsid="00179492"/>
    </style:style>
    <style:style style:name="T12" style:family="text">
      <style:text-properties style:font-name="Cousine" fo:font-weight="normal" officeooo:rsid="001a3d52" style:font-weight-asian="normal" style:font-weight-complex="normal"/>
    </style:style>
    <style:style style:name="T13" style:family="text">
      <style:text-properties officeooo:rsid="00185e09"/>
    </style:style>
    <style:style style:name="T14" style:family="text">
      <style:text-properties officeooo:rsid="0019979a"/>
    </style:style>
    <style:style style:name="T15" style:family="text">
      <style:text-properties officeooo:rsid="001a3d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Handwriting recognition</text:p>
      <text:p text:style-name="P1">Implementation</text:p>
      <text:p text:style-name="P2"/>
      <text:p text:style-name="P2">The system implemetation is completed using MATLAB with image processing toolbox.</text:p>
      <text:h text:style-name="P14" text:outline-level="3">Preprocessing</text:h>
      <text:list xml:id="list5634045807530258316" text:style-name="L1">
        <text:list-item>
          <text:p text:style-name="P6"><text:span text:style-name="T3">Image acquisition.</text:span> <text:span text:style-name="T14">Accepts jpg, png and gif images to name a few.</text:span></text:p>
        </text:list-item>
        <text:list-item>
          <text:p text:style-name="P7"><text:span text:style-name="T3">Image conversion to rgb.</text:span> <text:span text:style-name="T6">Matlab function </text:span><text:span text:style-name="T11">rgb2gray(I)</text:span><text:span text:style-name="T6"> eliminates hue and saturation information and keeps lumination.</text:span></text:p>
        </text:list-item>
        <text:list-item>
          <text:p text:style-name="P12">Conversion to grayscale. </text:p>
        </text:list-item>
        <text:list-item>
          <text:p text:style-name="P7"><text:span text:style-name="T3">Noise removal. </text:span><text:span text:style-name="T7">This is done with n x m adaptive wiener filter. </text:span></text:p>
          <text:p text:style-name="P8">For this purpose 3x3 filter was chosen. For small filter size less blur occurs.</text:p>
        </text:list-item>
        <text:list-item>
          <text:p text:style-name="P7"><text:span text:style-name="T3">Histogram equalization. </text:span><text:span text:style-name="T8">May not be necessary. Can often result in worse binarization when irrelevant objects are enhanced. For example if the text is on squared paper the grid is enhanced making it visible after binarization.</text:span></text:p>
        </text:list-item>
        <text:list-item>
          <text:p text:style-name="P7"><text:span text:style-name="T3">Binarization.</text:span> <text:span text:style-name="T8">Sauvola algorithm is used as it is one of the most popular binarization methods and it has been developed specifically for document image binarization. The algorighm is based on Nilback algorithm.</text:span></text:p>
          <text:p text:style-name="P13"><text:span text:style-name="T8">sauv</text:span>ola(I,[M, N],threshold, padding) </text:p>
          <text:p text:style-name="P9">I = image</text:p>
          <text:p text:style-name="P9">[M,N] = MxN neighbourhood <text:span text:style-name="T13">used to determine the adaptive threshold for that area.</text:span></text:p>
          <text:p text:style-name="P10">threshold <text:span text:style-name="T9">(k) = user defined parameter. Used in the Nilback binarization algorithm to define how the algorithm handles noise. Smaller values remove more noise but result in more fractioned results. Chosen value k=0.2 gives good results for this purpose.</text:span></text:p>
          <text:p text:style-name="P11">padding = the method to handle border pixels. Default mode is 'replicate' which replicates the border pixels.</text:p>
        </text:list-item>
        <text:list-item>
          <text:p text:style-name="P7"><text:span text:style-name="T3">Morphological opening.</text:span> <text:span text:style-name="T10">This is used to remove objects which are outside of given </text:span><text:soft-page-break/><text:span text:style-name="T10">threshold values. Helps to remove noise that couldn't be removed previously and to remove irrelevant big objects such as drawings.</text:span></text:p>
        </text:list-item>
        <text:list-item>
          <text:p text:style-name="P5"><text:span text:style-name="T4">Segmentation. </text:span><text:span text:style-name="T1">To extract the objects the function </text:span><text:span text:style-name="T12">bwboundaries(</text:span><text:span text:style-name="Source_20_Text"><text:span text:style-name="T15">BW,conn,options</text:span></text:span><text:span text:style-name="T12">) </text:span><text:span text:style-name="T1">is used. Where BW = binary image, conn=connectivity 4 or 8 connectivity with neighbor pixels, options = option to choose modes 'holes' or 'noholes'. This defines whether the holes are included. For the purpose of handwriting recognition the </text:span><text:span text:style-name="T2">arguments are as follows: 8-connectivity with 'holes' mode selected. The holes </text:span><text:span text:style-name="T1">must be included as many character have holes in them e.g. the letter 'O'. <text:s/></text:span></text:p>
        </text:list-item>
      </text:list>
      <text:p text:style-name="P3"/>
      <text:p text:style-name="P4">For preprocessing it is important to adjust the image so that it is suitable for handwriting recognition. For this purpose the image file should be binarized as well as possible. Prior the binarization noise should be removed <text:span text:style-name="T5">and the image should be in grayscale. </text:span>This implementation removes noise with <text:span text:style-name="T5">3</text:span>x<text:span text:style-name="T5">3 </text:span>adaptive wiener filter. <text:span text:style-name="T5">The hisogram equalization is problematic because on the other hand it can improve the binarization result but it can also make it worse if the contrast is sufficient in the beginning. In this case irrelevant objects such as paper texture may appear darker.</text:span></text:p>
      <text:p text:style-name="P4">The image might have other elements that are irrelevant to text recognition such as pictures or drawings so th<text:span text:style-name="T5">ese elements</text:span> should be <text:span text:style-name="T5">ignored.</text:span> For this purpose the image is analyzed and the blobs having area smaller or bigger than selected threshold values should <text:span text:style-name="T5">not be included in the segmentation process.</text:span> This also helps to remove some noise that the previous filter couldn't remove. The threshold values should be chosen carefully as they highly depend on the image resolution and text size. <text:span text:style-name="T5">If incorrect values are chosen relevant text may not be analyzed or irrelevant bjects are inclu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Cousine" svg:font-family="Cousine" style:font-family-generic="modern" style:font-pitch="fixed"/>
    <style:font-face style:name="Noto Sans CJK JP Regular1" svg:font-family="'Noto Sans CJK JP Regular'" style:font-family-generic="modern" style:font-pitch="fixed"/>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Condensed" fo:font-family="'DejaVu Sans Condensed'" style:font-family-generic="swiss"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erif Condensed" fo:font-family="'DejaVu Serif Condensed'" style:font-family-generic="roman" fo:font-size="12pt"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Condensed" fo:font-family="'DejaVu Sans Condensed'"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Condensed" fo:font-family="'DejaVu Sans Condensed'" style:font-family-generic="swiss" fo:font-size="12pt"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ource_20_Text" style:display-name="Source Text" style:family="text">
      <style:text-properties style:font-name="Cousine" fo:font-family="Cousine" style:font-family-generic="modern" style:font-pitch="fixed" style:font-name-asian="Noto Sans CJK JP Regular1" style:font-family-asian="'Noto Sans CJK JP Regular'" style:font-family-generic-asian="modern" style:font-pitch-asian="fixed" style:font-name-complex="Cousine" style:font-family-complex="Cousine"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4:11:58.760917012</meta:creation-date>
    <dc:date>2015-12-15T14:42:28.893991242</dc:date>
    <meta:editing-duration>PT9H13M9S</meta:editing-duration>
    <meta:editing-cycles>21</meta:editing-cycles>
    <meta:generator>LibreOffice/5.0.3.2$Linux_X86_64 LibreOffice_project/00m0$Build-2</meta:generator>
    <meta:document-statistic meta:table-count="0" meta:image-count="0" meta:object-count="0" meta:page-count="2" meta:paragraph-count="20" meta:word-count="518" meta:character-count="3288" meta:non-whitespace-character-count="2793"/>
  </office:meta>
</office:document-meta>
</file>